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oniżej masz kompletne, działające rozwiązanie dla <text:span text:style-name="Strong_20_Emphasis">Product Dashboard</text:span>: frontend statyczny, backend Node.js/Express, reverse proxy przez <text:span text:style-name="Strong_20_Emphasis">Nginx</text:span>, cache dla <text:span text:style-name="Source_20_Text">GET /api/stats</text:span>, osobne obrazy Docker, publikacja do rejestru i ponowne uruchomienie wyłącznie z obrazów pobranych z rejestru.</text:p>
      <text:p text:style-name="Text_20_body">Założę przykładowy namespace rejestru:</text:p>
      <text:section text:style-name="Sect1" text:name="code-block-viewer">
        <text:p text:style-name="Preformatted_20_Text">REGISTRY_USER=twojlogin</text:p>
        <text:p text:style-name="Preformatted_20_Text">FRONT_IMAGE=$REGISTRY_USER/product-dashboard-frontend</text:p>
        <text:p text:style-name="Preformatted_20_Text">BACK_IMAGE=$REGISTRY_USER/product-dashboard-backend</text:p>
        <text:p text:style-name="Preformatted_20_Text">VERSION=v1</text:p>
      </text:section>
      <text:p text:style-name="Horizontal_20_Line"/>
      <text:h text:style-name="Heading_20_1" text:outline-level="1">1. Struktura katalogów projektu</text:h>
      <text:section text:style-name="Sect1" text:name="Sekcja1">
        <text:p text:style-name="Preformatted_20_Text"><text:bookmark text:name="code-block-viewer"/>product-dashboard/</text:p>
        <text:p text:style-name="Preformatted_20_Text">├── backend/</text:p>
        <text:p text:style-name="Preformatted_20_Text">│ <text:s text:c="2"/>├── Dockerfile</text:p>
        <text:p text:style-name="Preformatted_20_Text">│ <text:s text:c="2"/>├── package.json</text:p>
        <text:p text:style-name="Preformatted_20_Text">│ <text:s text:c="2"/>├── package-lock.json</text:p>
        <text:p text:style-name="Preformatted_20_Text">│ <text:s text:c="2"/>└── server.js</text:p>
        <text:p text:style-name="Preformatted_20_Text">├── frontend/</text:p>
        <text:p text:style-name="Preformatted_20_Text">│ <text:s text:c="2"/>├── Dockerfile</text:p>
        <text:p text:style-name="Preformatted_20_Text">│ <text:s text:c="2"/>├── nginx/</text:p>
        <text:p text:style-name="Preformatted_20_Text">│ <text:s text:c="2"/>│ <text:s text:c="2"/>├── nginx.conf</text:p>
        <text:p text:style-name="Preformatted_20_Text">│ <text:s text:c="2"/>│ <text:s text:c="2"/>└── default.conf</text:p>
        <text:p text:style-name="Preformatted_20_Text">│ <text:s text:c="2"/>└── static/</text:p>
        <text:p text:style-name="Preformatted_20_Text">│ <text:s text:c="6"/>├── index.html</text:p>
        <text:p text:style-name="Preformatted_20_Text">│ <text:s text:c="6"/>├── products.html</text:p>
        <text:p text:style-name="Preformatted_20_Text">│ <text:s text:c="6"/>├── stats.html</text:p>
        <text:p text:style-name="Preformatted_20_Text">│ <text:s text:c="6"/>├── styles.css</text:p>
        <text:p text:style-name="Preformatted_20_Text">│ <text:s text:c="6"/>├── app.js</text:p>
        <text:p text:style-name="Preformatted_20_Text">│ <text:s text:c="6"/>├── products.js</text:p>
        <text:p text:style-name="Preformatted_20_Text">│ <text:s text:c="6"/>└── stats.js</text:p>
        <text:p text:style-name="Preformatted_20_Text">└── README.md</text:p>
      </text:section>
      <text:p text:style-name="Horizontal_20_Line"/>
      <text:h text:style-name="Heading_20_1" text:outline-level="1">2. Backend Node.js/Express</text:h>
      <text:h text:style-name="Heading_20_2" text:outline-level="2"><text:span text:style-name="Source_20_Text">backend/package.json</text:span></text:h>
      <text:section text:style-name="Sect1" text:name="Sekcja2">
        <text:p text:style-name="Preformatted_20_Text"><text:bookmark text:name="code-block-viewer kopia 1"/>{</text:p>
        <text:p text:style-name="Preformatted_20_Text"><text:s text:c="2"/>"name": "product-dashboard-backend",</text:p>
        <text:p text:style-name="Preformatted_20_Text"><text:s text:c="2"/>"version": "1.0.0",</text:p>
        <text:p text:style-name="Preformatted_20_Text"><text:s text:c="2"/>"description": "Backend API for Product Dashboard",</text:p>
        <text:p text:style-name="Preformatted_20_Text"><text:s text:c="2"/>"main": "server.js",</text:p>
        <text:p text:style-name="Preformatted_20_Text"><text:s text:c="2"/>"scripts": {</text:p>
        <text:p text:style-name="Preformatted_20_Text"><text:s text:c="4"/>"start": "node server.js"</text:p>
        <text:p text:style-name="Preformatted_20_Text"><text:s text:c="2"/>},</text:p>
        <text:p text:style-name="Preformatted_20_Text"><text:s text:c="2"/>"dependencies": {</text:p>
        <text:p text:style-name="Preformatted_20_Text"><text:s text:c="4"/>"express": "^4.21.2"</text:p>
        <text:p text:style-name="Preformatted_20_Text"><text:s text:c="2"/>}</text:p>
        <text:p text:style-name="Preformatted_20_Text">}</text:p>
      </text:section>
      <text:h text:style-name="Heading_20_2" text:outline-level="2"><text:span text:style-name="Source_20_Text">backend/server.js</text:span></text:h>
      <text:section text:style-name="Sect1" text:name="Sekcja3">
        <text:p text:style-name="Preformatted_20_Text"><text:bookmark text:name="code-block-viewer kopia 2"/>const express = require("express");</text:p>
        <text:p text:style-name="Preformatted_20_Text"><text:soft-page-break/>const os = require("os");</text:p>
        <text:p text:style-name="Preformatted_20_Text">const app = express();</text:p>
        <text:p text:style-name="Preformatted_20_Text">const PORT = process.env.PORT || 3000;</text:p>
        <text:p text:style-name="Preformatted_20_Text">const INSTANCE_ID = process.env.INSTANCE_ID || os.hostname();</text:p>
        <text:p text:style-name="Preformatted_20_Text">app.use(express.json());</text:p>
        <text:p text:style-name="Preformatted_20_Text">let items = [</text:p>
        <text:p text:style-name="Preformatted_20_Text"><text:s text:c="2"/>{ id: 1, name: "Laptop Pro 14", category: "Electronics", price: 5999 },</text:p>
        <text:p text:style-name="Preformatted_20_Text"><text:s text:c="2"/>{ id: 2, name: "Mechanical Keyboard", category: "Accessories", price: 499 },</text:p>
        <text:p text:style-name="Preformatted_20_Text"><text:s text:c="2"/>{ id: 3, name: "Monitor 27", category: "Electronics", price: 1299 }</text:p>
        <text:p text:style-name="Preformatted_20_Text">];</text:p>
        <text:p text:style-name="Preformatted_20_Text">app.get("/items", (req, res) =&gt; {</text:p>
        <text:p text:style-name="Preformatted_20_Text"><text:s text:c="2"/>res.json({</text:p>
        <text:p text:style-name="Preformatted_20_Text"><text:s text:c="4"/>items,</text:p>
        <text:p text:style-name="Preformatted_20_Text"><text:s text:c="4"/>count: items.length,</text:p>
        <text:p text:style-name="Preformatted_20_Text"><text:s text:c="4"/>servedBy: INSTANCE_ID</text:p>
        <text:p text:style-name="Preformatted_20_Text"><text:s text:c="2"/>});</text:p>
        <text:p text:style-name="Preformatted_20_Text">});</text:p>
        <text:p text:style-name="Preformatted_20_Text">app.post("/items", (req, res) =&gt; {</text:p>
        <text:p text:style-name="Preformatted_20_Text"><text:s text:c="2"/>const { name, category, price } = req.body;</text:p>
        <text:p text:style-name="Preformatted_20_Text"><text:s text:c="2"/>if (!name || !category || price === undefined || price === null) {</text:p>
        <text:p text:style-name="Preformatted_20_Text"><text:s text:c="4"/>return res.status(400).json({</text:p>
        <text:p text:style-name="Preformatted_20_Text"><text:s text:c="6"/>error: "Fields name, category and price are required"</text:p>
        <text:p text:style-name="Preformatted_20_Text"><text:s text:c="4"/>});</text:p>
        <text:p text:style-name="Preformatted_20_Text"><text:s text:c="2"/>}</text:p>
        <text:p text:style-name="Preformatted_20_Text"><text:s text:c="2"/>const numericPrice = Number(price);</text:p>
        <text:p text:style-name="Preformatted_20_Text"><text:s text:c="2"/>if (Number.isNaN(numericPrice) || numericPrice &lt; 0) {</text:p>
        <text:p text:style-name="Preformatted_20_Text"><text:s text:c="4"/>return res.status(400).json({</text:p>
        <text:p text:style-name="Preformatted_20_Text"><text:s text:c="6"/>error: "Price must be a non-negative number"</text:p>
        <text:p text:style-name="Preformatted_20_Text"><text:s text:c="4"/>});</text:p>
        <text:p text:style-name="Preformatted_20_Text"><text:s text:c="2"/>}</text:p>
        <text:p text:style-name="Preformatted_20_Text"><text:s text:c="2"/>const newItem = {</text:p>
        <text:p text:style-name="Preformatted_20_Text"><text:s text:c="4"/>id: items.length ? items[items.length - 1].id + 1 : 1,</text:p>
        <text:p text:style-name="Preformatted_20_Text"><text:s text:c="4"/>name: String(name),</text:p>
        <text:p text:style-name="Preformatted_20_Text"><text:s text:c="4"/>category: String(category),</text:p>
        <text:p text:style-name="Preformatted_20_Text"><text:s text:c="4"/>price: numericPrice</text:p>
        <text:p text:style-name="Preformatted_20_Text"><text:s text:c="2"/>};</text:p>
        <text:p text:style-name="Preformatted_20_Text"><text:s text:c="2"/>items.push(newItem);</text:p>
        <text:p text:style-name="Preformatted_20_Text"><text:s text:c="2"/>res.status(201).json({</text:p>
        <text:p text:style-name="Preformatted_20_Text"><text:s text:c="4"/>message: "Item created",</text:p>
        <text:p text:style-name="Preformatted_20_Text"><text:s text:c="4"/>item: newItem,</text:p>
        <text:p text:style-name="Preformatted_20_Text"><text:s text:c="4"/>servedBy: INSTANCE_ID</text:p>
        <text:p text:style-name="Preformatted_20_Text"><text:s text:c="2"/>});</text:p>
        <text:p text:style-name="Preformatted_20_Text">});</text:p>
        <text:p text:style-name="Preformatted_20_Text">app.get("/stats", (req, res) =&gt; {</text:p>
        <text:p text:style-name="Preformatted_20_Text"><text:s text:c="2"/>res.json({</text:p>
        <text:p text:style-name="Preformatted_20_Text"><text:s text:c="4"/>totalProducts: items.length,</text:p>
        <text:p text:style-name="Preformatted_20_Text"><text:s text:c="4"/>instanceId: INSTANCE_ID,</text:p>
        <text:p text:style-name="Preformatted_20_Text"><text:s text:c="4"/>timestamp: new Date().toISOString()</text:p>
        <text:p text:style-name="Preformatted_20_Text"><text:s text:c="2"/>});</text:p>
        <text:p text:style-name="Preformatted_20_Text">});</text:p>
        <text:p text:style-name="Preformatted_20_Text">app.listen(PORT, () =&gt; {</text:p>
        <text:p text:style-name="Preformatted_20_Text"><text:s text:c="2"/>console.log(`Backend listening on port ${PORT}, instance ${INSTANCE_ID}`);</text:p>
        <text:p text:style-name="Preformatted_20_Text">});</text:p>
      </text:section>
      <text:h text:style-name="Heading_20_2" text:outline-level="2"><text:span text:style-name="Source_20_Text">backend/Dockerfile</text:span></text:h>
      <text:section text:style-name="Sect1" text:name="Sekcja4">
        <text:p text:style-name="Preformatted_20_Text"><text:bookmark text:name="code-block-viewer kopia 3"/>FROM node:20-alpine</text:p>
        <text:p text:style-name="Preformatted_20_Text">WORKDIR /app</text:p>
        <text:p text:style-name="Preformatted_20_Text">COPY package*.json ./</text:p>
        <text:p text:style-name="Preformatted_20_Text">RUN npm ci --omit=dev</text:p>
        <text:p text:style-name="Preformatted_20_Text">COPY server.js ./</text:p>
        <text:p text:style-name="Preformatted_20_Text">ENV PORT=3000</text:p>
        <text:p text:style-name="Preformatted_20_Text">EXPOSE 3000</text:p>
        <text:p text:style-name="Preformatted_20_Text"><text:soft-page-break/>CMD ["npm", "start"]</text:p>
      </text:section>
      <text:p text:style-name="Horizontal_20_Line"/>
      <text:h text:style-name="Heading_20_1" text:outline-level="1">3. Frontend statyczny</text:h>
      <text:h text:style-name="Heading_20_2" text:outline-level="2"><text:span text:style-name="Source_20_Text">frontend/static/styles.css</text:span></text:h>
      <text:section text:style-name="Sect1" text:name="Sekcja5">
        <text:p text:style-name="Preformatted_20_Text"><text:bookmark text:name="code-block-viewer kopia 4"/>* {</text:p>
        <text:p text:style-name="Preformatted_20_Text"><text:s text:c="2"/>box-sizing: border-box;</text:p>
        <text:p text:style-name="Preformatted_20_Text">}</text:p>
        <text:p text:style-name="Preformatted_20_Text">body {</text:p>
        <text:p text:style-name="Preformatted_20_Text"><text:s text:c="2"/>margin: 0;</text:p>
        <text:p text:style-name="Preformatted_20_Text"><text:s text:c="2"/>font-family: Arial, sans-serif;</text:p>
        <text:p text:style-name="Preformatted_20_Text"><text:s text:c="2"/>background: #f4f7fb;</text:p>
        <text:p text:style-name="Preformatted_20_Text"><text:s text:c="2"/>color: #1f2937;</text:p>
        <text:p text:style-name="Preformatted_20_Text">}</text:p>
        <text:p text:style-name="Preformatted_20_Text">header {</text:p>
        <text:p text:style-name="Preformatted_20_Text"><text:s text:c="2"/>background: #111827;</text:p>
        <text:p text:style-name="Preformatted_20_Text"><text:s text:c="2"/>color: white;</text:p>
        <text:p text:style-name="Preformatted_20_Text"><text:s text:c="2"/>padding: 16px 24px;</text:p>
        <text:p text:style-name="Preformatted_20_Text">}</text:p>
        <text:p text:style-name="Preformatted_20_Text">nav a {</text:p>
        <text:p text:style-name="Preformatted_20_Text"><text:s text:c="2"/>color: white;</text:p>
        <text:p text:style-name="Preformatted_20_Text"><text:s text:c="2"/>text-decoration: none;</text:p>
        <text:p text:style-name="Preformatted_20_Text"><text:s text:c="2"/>margin-right: 16px;</text:p>
        <text:p text:style-name="Preformatted_20_Text"><text:s text:c="2"/>font-weight: bold;</text:p>
        <text:p text:style-name="Preformatted_20_Text">}</text:p>
        <text:p text:style-name="Preformatted_20_Text">main {</text:p>
        <text:p text:style-name="Preformatted_20_Text"><text:s text:c="2"/>max-width: 1000px;</text:p>
        <text:p text:style-name="Preformatted_20_Text"><text:s text:c="2"/>margin: 24px auto;</text:p>
        <text:p text:style-name="Preformatted_20_Text"><text:s text:c="2"/>padding: 0 16px;</text:p>
        <text:p text:style-name="Preformatted_20_Text">}</text:p>
        <text:p text:style-name="Preformatted_20_Text">.card {</text:p>
        <text:p text:style-name="Preformatted_20_Text"><text:s text:c="2"/>background: white;</text:p>
        <text:p text:style-name="Preformatted_20_Text"><text:s text:c="2"/>border-radius: 10px;</text:p>
        <text:p text:style-name="Preformatted_20_Text"><text:s text:c="2"/>padding: 20px;</text:p>
        <text:p text:style-name="Preformatted_20_Text"><text:s text:c="2"/>margin-bottom: 20px;</text:p>
        <text:p text:style-name="Preformatted_20_Text"><text:s text:c="2"/>box-shadow: 0 2px 10px rgba(0,0,0,0.08);</text:p>
        <text:p text:style-name="Preformatted_20_Text">}</text:p>
        <text:p text:style-name="Preformatted_20_Text">h1, h2 {</text:p>
        <text:p text:style-name="Preformatted_20_Text"><text:s text:c="2"/>margin-top: 0;</text:p>
        <text:p text:style-name="Preformatted_20_Text">}</text:p>
        <text:p text:style-name="Preformatted_20_Text">.grid {</text:p>
        <text:p text:style-name="Preformatted_20_Text"><text:s text:c="2"/>display: grid;</text:p>
        <text:p text:style-name="Preformatted_20_Text"><text:s text:c="2"/>grid-template-columns: repeat(auto-fit, minmax(220px, 1fr));</text:p>
        <text:p text:style-name="Preformatted_20_Text"><text:s text:c="2"/>gap: 16px;</text:p>
        <text:p text:style-name="Preformatted_20_Text">}</text:p>
        <text:p text:style-name="Preformatted_20_Text">.stat-box {</text:p>
        <text:p text:style-name="Preformatted_20_Text"><text:s text:c="2"/>background: #e5eefc;</text:p>
        <text:p text:style-name="Preformatted_20_Text"><text:s text:c="2"/>border-radius: 8px;</text:p>
        <text:p text:style-name="Preformatted_20_Text"><text:s text:c="2"/>padding: 16px;</text:p>
        <text:p text:style-name="Preformatted_20_Text">}</text:p>
        <text:p text:style-name="Preformatted_20_Text">table {</text:p>
        <text:p text:style-name="Preformatted_20_Text"><text:s text:c="2"/>width: 100%;</text:p>
        <text:p text:style-name="Preformatted_20_Text"><text:s text:c="2"/>border-collapse: collapse;</text:p>
        <text:p text:style-name="Preformatted_20_Text"><text:s text:c="2"/>background: white;</text:p>
        <text:p text:style-name="Preformatted_20_Text">}</text:p>
        <text:p text:style-name="Preformatted_20_Text">th, td {</text:p>
        <text:p text:style-name="Preformatted_20_Text"><text:s text:c="2"/>padding: 12px;</text:p>
        <text:p text:style-name="Preformatted_20_Text"><text:s text:c="2"/>border-bottom: 1px solid #e5e7eb;</text:p>
        <text:p text:style-name="Preformatted_20_Text"><text:s text:c="2"/>text-align: left;</text:p>
        <text:p text:style-name="Preformatted_20_Text"><text:soft-page-break/>}</text:p>
        <text:p text:style-name="Preformatted_20_Text">form {</text:p>
        <text:p text:style-name="Preformatted_20_Text"><text:s text:c="2"/>display: grid;</text:p>
        <text:p text:style-name="Preformatted_20_Text"><text:s text:c="2"/>gap: 12px;</text:p>
        <text:p text:style-name="Preformatted_20_Text">}</text:p>
        <text:p text:style-name="Preformatted_20_Text">input {</text:p>
        <text:p text:style-name="Preformatted_20_Text"><text:s text:c="2"/>padding: 10px;</text:p>
        <text:p text:style-name="Preformatted_20_Text"><text:s text:c="2"/>border: 1px solid #cbd5e1;</text:p>
        <text:p text:style-name="Preformatted_20_Text"><text:s text:c="2"/>border-radius: 6px;</text:p>
        <text:p text:style-name="Preformatted_20_Text">}</text:p>
        <text:p text:style-name="Preformatted_20_Text">button {</text:p>
        <text:p text:style-name="Preformatted_20_Text"><text:s text:c="2"/>padding: 10px 14px;</text:p>
        <text:p text:style-name="Preformatted_20_Text"><text:s text:c="2"/>background: #2563eb;</text:p>
        <text:p text:style-name="Preformatted_20_Text"><text:s text:c="2"/>color: white;</text:p>
        <text:p text:style-name="Preformatted_20_Text"><text:s text:c="2"/>border: 0;</text:p>
        <text:p text:style-name="Preformatted_20_Text"><text:s text:c="2"/>border-radius: 6px;</text:p>
        <text:p text:style-name="Preformatted_20_Text"><text:s text:c="2"/>cursor: pointer;</text:p>
        <text:p text:style-name="Preformatted_20_Text">}</text:p>
        <text:p text:style-name="Preformatted_20_Text">button:hover {</text:p>
        <text:p text:style-name="Preformatted_20_Text"><text:s text:c="2"/>background: #1d4ed8;</text:p>
        <text:p text:style-name="Preformatted_20_Text">}</text:p>
        <text:p text:style-name="Preformatted_20_Text">small.muted {</text:p>
        <text:p text:style-name="Preformatted_20_Text"><text:s text:c="2"/>color: #6b7280;</text:p>
        <text:p text:style-name="Preformatted_20_Text">}</text:p>
        <text:p text:style-name="Preformatted_20_Text">.message {</text:p>
        <text:p text:style-name="Preformatted_20_Text"><text:s text:c="2"/>padding: 10px;</text:p>
        <text:p text:style-name="Preformatted_20_Text"><text:s text:c="2"/>border-radius: 6px;</text:p>
        <text:p text:style-name="Preformatted_20_Text"><text:s text:c="2"/>margin-top: 10px;</text:p>
        <text:p text:style-name="Preformatted_20_Text">}</text:p>
        <text:p text:style-name="Preformatted_20_Text">.success {</text:p>
        <text:p text:style-name="Preformatted_20_Text"><text:s text:c="2"/>background: #dcfce7;</text:p>
        <text:p text:style-name="Preformatted_20_Text"><text:s text:c="2"/>color: #166534;</text:p>
        <text:p text:style-name="Preformatted_20_Text">}</text:p>
        <text:p text:style-name="Preformatted_20_Text">.error {</text:p>
        <text:p text:style-name="Preformatted_20_Text"><text:s text:c="2"/>background: #fee2e2;</text:p>
        <text:p text:style-name="Preformatted_20_Text"><text:s text:c="2"/>color: #991b1b;</text:p>
        <text:p text:style-name="Preformatted_20_Text">}</text:p>
      </text:section>
      <text:h text:style-name="Heading_20_2" text:outline-level="2"><text:span text:style-name="Source_20_Text">frontend/static/index.html</text:span></text:h>
      <text:section text:style-name="Sect1" text:name="Sekcja6">
        <text:p text:style-name="Preformatted_20_Text"><text:bookmark text:name="code-block-viewer kopia 5"/>&lt;!DOCTYPE html&gt;</text:p>
        <text:p text:style-name="Preformatted_20_Text">&lt;html lang="en"&gt;</text:p>
        <text:p text:style-name="Preformatted_20_Text">&lt;head&gt;</text:p>
        <text:p text:style-name="Preformatted_20_Text"><text:s text:c="2"/>&lt;meta charset="UTF-8" /&gt;</text:p>
        <text:p text:style-name="Preformatted_20_Text"><text:s text:c="2"/>&lt;meta name="viewport" content="width=device-width, initial-scale=1.0" /&gt;</text:p>
        <text:p text:style-name="Preformatted_20_Text"><text:s text:c="2"/>&lt;title&gt;Product Dashboard&lt;/title&gt;</text:p>
        <text:p text:style-name="Preformatted_20_Text"><text:s text:c="2"/>&lt;link rel="stylesheet" href="/styles.css" /&gt;</text:p>
        <text:p text:style-name="Preformatted_20_Text">&lt;/head&gt;</text:p>
        <text:p text:style-name="Preformatted_20_Text">&lt;body&gt;</text:p>
        <text:p text:style-name="Preformatted_20_Text"><text:s text:c="2"/>&lt;header&gt;</text:p>
        <text:p text:style-name="Preformatted_20_Text"><text:s text:c="4"/>&lt;nav&gt;</text:p>
        <text:p text:style-name="Preformatted_20_Text"><text:s text:c="6"/>&lt;a href="/index.html"&gt;Home&lt;/a&gt;</text:p>
        <text:p text:style-name="Preformatted_20_Text"><text:s text:c="6"/>&lt;a href="/products.html"&gt;Products&lt;/a&gt;</text:p>
        <text:p text:style-name="Preformatted_20_Text"><text:s text:c="6"/>&lt;a href="/stats.html"&gt;Stats&lt;/a&gt;</text:p>
        <text:p text:style-name="Preformatted_20_Text"><text:s text:c="4"/>&lt;/nav&gt;</text:p>
        <text:p text:style-name="Preformatted_20_Text"><text:s text:c="2"/>&lt;/header&gt;</text:p>
        <text:p text:style-name="Preformatted_20_Text"><text:s text:c="2"/>&lt;main&gt;</text:p>
        <text:p text:style-name="Preformatted_20_Text"><text:s text:c="4"/>&lt;div class="card"&gt;</text:p>
        <text:p text:style-name="Preformatted_20_Text"><text:s text:c="6"/>&lt;h1&gt;Product Dashboard&lt;/h1&gt;</text:p>
        <text:p text:style-name="Preformatted_20_Text"><text:s text:c="6"/>&lt;p&gt;Demo environment for static frontend + Node.js backend behind Nginx.&lt;/p&gt;</text:p>
        <text:p text:style-name="Preformatted_20_Text"><text:s text:c="6"/>&lt;small class="muted"&gt;Frontend is served by Nginx, API is exposed under /api/.&lt;/small&gt;</text:p>
        <text:p text:style-name="Preformatted_20_Text"><text:soft-page-break/><text:s text:c="4"/>&lt;/div&gt;</text:p>
        <text:p text:style-name="Preformatted_20_Text"><text:s text:c="4"/>&lt;div class="grid"&gt;</text:p>
        <text:p text:style-name="Preformatted_20_Text"><text:s text:c="6"/>&lt;div class="stat-box"&gt;</text:p>
        <text:p text:style-name="Preformatted_20_Text"><text:s text:c="8"/>&lt;h2&gt;Frontend&lt;/h2&gt;</text:p>
        <text:p text:style-name="Preformatted_20_Text"><text:s text:c="8"/>&lt;p&gt;Static HTML/CSS/JS&lt;/p&gt;</text:p>
        <text:p text:style-name="Preformatted_20_Text"><text:s text:c="6"/>&lt;/div&gt;</text:p>
        <text:p text:style-name="Preformatted_20_Text"><text:s text:c="6"/>&lt;div class="stat-box"&gt;</text:p>
        <text:p text:style-name="Preformatted_20_Text"><text:s text:c="8"/>&lt;h2&gt;Backend&lt;/h2&gt;</text:p>
        <text:p text:style-name="Preformatted_20_Text"><text:s text:c="8"/>&lt;p&gt;Node.js / Express&lt;/p&gt;</text:p>
        <text:p text:style-name="Preformatted_20_Text"><text:s text:c="6"/>&lt;/div&gt;</text:p>
        <text:p text:style-name="Preformatted_20_Text"><text:s text:c="6"/>&lt;div class="stat-box"&gt;</text:p>
        <text:p text:style-name="Preformatted_20_Text"><text:s text:c="8"/>&lt;h2&gt;Proxy&lt;/h2&gt;</text:p>
        <text:p text:style-name="Preformatted_20_Text"><text:s text:c="8"/>&lt;p&gt;Nginx reverse proxy + cache for /api/stats&lt;/p&gt;</text:p>
        <text:p text:style-name="Preformatted_20_Text"><text:s text:c="6"/>&lt;/div&gt;</text:p>
        <text:p text:style-name="Preformatted_20_Text"><text:s text:c="4"/>&lt;/div&gt;</text:p>
        <text:p text:style-name="Preformatted_20_Text"><text:s text:c="2"/>&lt;/main&gt;</text:p>
        <text:p text:style-name="Preformatted_20_Text">&lt;/body&gt;</text:p>
        <text:p text:style-name="Preformatted_20_Text">&lt;/html&gt;</text:p>
      </text:section>
      <text:h text:style-name="Heading_20_2" text:outline-level="2"><text:span text:style-name="Source_20_Text">frontend/static/products.html</text:span></text:h>
      <text:section text:style-name="Sect1" text:name="Sekcja7">
        <text:p text:style-name="Preformatted_20_Text"><text:bookmark text:name="code-block-viewer kopia 6"/>&lt;!DOCTYPE html&gt;</text:p>
        <text:p text:style-name="Preformatted_20_Text">&lt;html lang="en"&gt;</text:p>
        <text:p text:style-name="Preformatted_20_Text">&lt;head&gt;</text:p>
        <text:p text:style-name="Preformatted_20_Text"><text:s text:c="2"/>&lt;meta charset="UTF-8" /&gt;</text:p>
        <text:p text:style-name="Preformatted_20_Text"><text:s text:c="2"/>&lt;meta name="viewport" content="width=device-width, initial-scale=1.0" /&gt;</text:p>
        <text:p text:style-name="Preformatted_20_Text"><text:s text:c="2"/>&lt;title&gt;Products&lt;/title&gt;</text:p>
        <text:p text:style-name="Preformatted_20_Text"><text:s text:c="2"/>&lt;link rel="stylesheet" href="/styles.css" /&gt;</text:p>
        <text:p text:style-name="Preformatted_20_Text">&lt;/head&gt;</text:p>
        <text:p text:style-name="Preformatted_20_Text">&lt;body&gt;</text:p>
        <text:p text:style-name="Preformatted_20_Text"><text:s text:c="2"/>&lt;header&gt;</text:p>
        <text:p text:style-name="Preformatted_20_Text"><text:s text:c="4"/>&lt;nav&gt;</text:p>
        <text:p text:style-name="Preformatted_20_Text"><text:s text:c="6"/>&lt;a href="/index.html"&gt;Home&lt;/a&gt;</text:p>
        <text:p text:style-name="Preformatted_20_Text"><text:s text:c="6"/>&lt;a href="/products.html"&gt;Products&lt;/a&gt;</text:p>
        <text:p text:style-name="Preformatted_20_Text"><text:s text:c="6"/>&lt;a href="/stats.html"&gt;Stats&lt;/a&gt;</text:p>
        <text:p text:style-name="Preformatted_20_Text"><text:s text:c="4"/>&lt;/nav&gt;</text:p>
        <text:p text:style-name="Preformatted_20_Text"><text:s text:c="2"/>&lt;/header&gt;</text:p>
        <text:p text:style-name="Preformatted_20_Text"><text:s text:c="2"/>&lt;main&gt;</text:p>
        <text:p text:style-name="Preformatted_20_Text"><text:s text:c="4"/>&lt;div class="card"&gt;</text:p>
        <text:p text:style-name="Preformatted_20_Text"><text:s text:c="6"/>&lt;h1&gt;Products&lt;/h1&gt;</text:p>
        <text:p text:style-name="Preformatted_20_Text"><text:s text:c="6"/>&lt;p&gt;List of products loaded from backend API.&lt;/p&gt;</text:p>
        <text:p text:style-name="Preformatted_20_Text"><text:s text:c="6"/>&lt;button id="reloadBtn"&gt;Reload products&lt;/button&gt;</text:p>
        <text:p text:style-name="Preformatted_20_Text"><text:s text:c="6"/>&lt;div id="productsInfo"&gt;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6"/>&lt;h2&gt;Add new product&lt;/h2&gt;</text:p>
        <text:p text:style-name="Preformatted_20_Text"><text:s text:c="6"/>&lt;form id="productForm"&gt;</text:p>
        <text:p text:style-name="Preformatted_20_Text"><text:s text:c="8"/>&lt;input type="text" id="name" placeholder="Product name" required /&gt;</text:p>
        <text:p text:style-name="Preformatted_20_Text"><text:s text:c="8"/>&lt;input type="text" id="category" placeholder="Category" required /&gt;</text:p>
        <text:p text:style-name="Preformatted_20_Text"><text:s text:c="8"/>&lt;input type="number" id="price" placeholder="Price" step="0.01" min="0" required /&gt;</text:p>
        <text:p text:style-name="Preformatted_20_Text"><text:s text:c="8"/>&lt;button type="submit"&gt;Add product&lt;/button&gt;</text:p>
        <text:p text:style-name="Preformatted_20_Text"><text:s text:c="6"/>&lt;/form&gt;</text:p>
        <text:p text:style-name="Preformatted_20_Text"><text:s text:c="6"/>&lt;div id="formMessage"&gt;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6"/>&lt;h2&gt;Product list&lt;/h2&gt;</text:p>
        <text:p text:style-name="Preformatted_20_Text"><text:s text:c="6"/>&lt;table&gt;</text:p>
        <text:p text:style-name="Preformatted_20_Text"><text:s text:c="8"/>&lt;thead&gt;</text:p>
        <text:p text:style-name="Preformatted_20_Text"><text:s text:c="10"/>&lt;tr&gt;</text:p>
        <text:p text:style-name="Preformatted_20_Text"><text:s text:c="12"/>&lt;th&gt;ID&lt;/th&gt;</text:p>
        <text:p text:style-name="Preformatted_20_Text"><text:s text:c="12"/>&lt;th&gt;Name&lt;/th&gt;</text:p>
        <text:p text:style-name="Preformatted_20_Text"><text:s text:c="12"/>&lt;th&gt;Category&lt;/th&gt;</text:p>
        <text:p text:style-name="Preformatted_20_Text"><text:soft-page-break/><text:s text:c="12"/>&lt;th&gt;Price&lt;/th&gt;</text:p>
        <text:p text:style-name="Preformatted_20_Text"><text:s text:c="10"/>&lt;/tr&gt;</text:p>
        <text:p text:style-name="Preformatted_20_Text"><text:s text:c="8"/>&lt;/thead&gt;</text:p>
        <text:p text:style-name="Preformatted_20_Text"><text:s text:c="8"/>&lt;tbody id="productsTableBody"&gt;&lt;/tbody&gt;</text:p>
        <text:p text:style-name="Preformatted_20_Text"><text:s text:c="6"/>&lt;/table&gt;</text:p>
        <text:p text:style-name="Preformatted_20_Text"><text:s text:c="4"/>&lt;/div&gt;</text:p>
        <text:p text:style-name="Preformatted_20_Text"><text:s text:c="2"/>&lt;/main&gt;</text:p>
        <text:p text:style-name="Preformatted_20_Text"><text:s text:c="2"/>&lt;script src="/products.js"&gt;&lt;/script&gt;</text:p>
        <text:p text:style-name="Preformatted_20_Text">&lt;/body&gt;</text:p>
        <text:p text:style-name="Preformatted_20_Text">&lt;/html&gt;</text:p>
      </text:section>
      <text:h text:style-name="Heading_20_2" text:outline-level="2"><text:span text:style-name="Source_20_Text">frontend/static/stats.html</text:span></text:h>
      <text:section text:style-name="Sect1" text:name="Sekcja8">
        <text:p text:style-name="Preformatted_20_Text"><text:bookmark text:name="code-block-viewer kopia 7"/>&lt;!DOCTYPE html&gt;</text:p>
        <text:p text:style-name="Preformatted_20_Text">&lt;html lang="en"&gt;</text:p>
        <text:p text:style-name="Preformatted_20_Text">&lt;head&gt;</text:p>
        <text:p text:style-name="Preformatted_20_Text"><text:s text:c="2"/>&lt;meta charset="UTF-8" /&gt;</text:p>
        <text:p text:style-name="Preformatted_20_Text"><text:s text:c="2"/>&lt;meta name="viewport" content="width=device-width, initial-scale=1.0" /&gt;</text:p>
        <text:p text:style-name="Preformatted_20_Text"><text:s text:c="2"/>&lt;title&gt;Stats&lt;/title&gt;</text:p>
        <text:p text:style-name="Preformatted_20_Text"><text:s text:c="2"/>&lt;link rel="stylesheet" href="/styles.css" /&gt;</text:p>
        <text:p text:style-name="Preformatted_20_Text">&lt;/head&gt;</text:p>
        <text:p text:style-name="Preformatted_20_Text">&lt;body&gt;</text:p>
        <text:p text:style-name="Preformatted_20_Text"><text:s text:c="2"/>&lt;header&gt;</text:p>
        <text:p text:style-name="Preformatted_20_Text"><text:s text:c="4"/>&lt;nav&gt;</text:p>
        <text:p text:style-name="Preformatted_20_Text"><text:s text:c="6"/>&lt;a href="/index.html"&gt;Home&lt;/a&gt;</text:p>
        <text:p text:style-name="Preformatted_20_Text"><text:s text:c="6"/>&lt;a href="/products.html"&gt;Products&lt;/a&gt;</text:p>
        <text:p text:style-name="Preformatted_20_Text"><text:s text:c="6"/>&lt;a href="/stats.html"&gt;Stats&lt;/a&gt;</text:p>
        <text:p text:style-name="Preformatted_20_Text"><text:s text:c="4"/>&lt;/nav&gt;</text:p>
        <text:p text:style-name="Preformatted_20_Text"><text:s text:c="2"/>&lt;/header&gt;</text:p>
        <text:p text:style-name="Preformatted_20_Text"><text:s text:c="2"/>&lt;main&gt;</text:p>
        <text:p text:style-name="Preformatted_20_Text"><text:s text:c="4"/>&lt;div class="card"&gt;</text:p>
        <text:p text:style-name="Preformatted_20_Text"><text:s text:c="6"/>&lt;h1&gt;Statistics&lt;/h1&gt;</text:p>
        <text:p text:style-name="Preformatted_20_Text"><text:s text:c="6"/>&lt;button id="loadStatsBtn"&gt;Refresh stats&lt;/button&gt;</text:p>
        <text:p text:style-name="Preformatted_20_Text"><text:s text:c="4"/>&lt;/div&gt;</text:p>
        <text:p text:style-name="Preformatted_20_Text"><text:s text:c="4"/>&lt;div class="grid"&gt;</text:p>
        <text:p text:style-name="Preformatted_20_Text"><text:s text:c="6"/>&lt;div class="stat-box"&gt;</text:p>
        <text:p text:style-name="Preformatted_20_Text"><text:s text:c="8"/>&lt;h2&gt;Total products&lt;/h2&gt;</text:p>
        <text:p text:style-name="Preformatted_20_Text"><text:s text:c="8"/>&lt;p id="totalProducts"&gt;-&lt;/p&gt;</text:p>
        <text:p text:style-name="Preformatted_20_Text"><text:s text:c="6"/>&lt;/div&gt;</text:p>
        <text:p text:style-name="Preformatted_20_Text"><text:s text:c="6"/>&lt;div class="stat-box"&gt;</text:p>
        <text:p text:style-name="Preformatted_20_Text"><text:s text:c="8"/>&lt;h2&gt;Backend instance&lt;/h2&gt;</text:p>
        <text:p text:style-name="Preformatted_20_Text"><text:s text:c="8"/>&lt;p id="instanceId"&gt;-&lt;/p&gt;</text:p>
        <text:p text:style-name="Preformatted_20_Text"><text:s text:c="6"/>&lt;/div&gt;</text:p>
        <text:p text:style-name="Preformatted_20_Text"><text:s text:c="6"/>&lt;div class="stat-box"&gt;</text:p>
        <text:p text:style-name="Preformatted_20_Text"><text:s text:c="8"/>&lt;h2&gt;Timestamp&lt;/h2&gt;</text:p>
        <text:p text:style-name="Preformatted_20_Text"><text:s text:c="8"/>&lt;p id="timestamp"&gt;-&lt;/p&gt;</text:p>
        <text:p text:style-name="Preformatted_20_Text"><text:s text:c="6"/>&lt;/div&gt;</text:p>
        <text:p text:style-name="Preformatted_20_Text"><text:s text:c="4"/>&lt;/div&gt;</text:p>
        <text:p text:style-name="Preformatted_20_Text"><text:s text:c="4"/>&lt;div class="card"&gt;</text:p>
        <text:p text:style-name="Preformatted_20_Text"><text:s text:c="6"/>&lt;h2&gt;Response headers&lt;/h2&gt;</text:p>
        <text:p text:style-name="Preformatted_20_Text"><text:s text:c="6"/>&lt;p&gt;&lt;strong&gt;X-Cache-Status:&lt;/strong&gt; &lt;span id="cacheStatus"&gt;-&lt;/span&gt;&lt;/p&gt;</text:p>
        <text:p text:style-name="Preformatted_20_Text"><text:s text:c="4"/>&lt;/div&gt;</text:p>
        <text:p text:style-name="Preformatted_20_Text"><text:s text:c="2"/>&lt;/main&gt;</text:p>
        <text:p text:style-name="Preformatted_20_Text"><text:s text:c="2"/>&lt;script src="/stats.js"&gt;&lt;/script&gt;</text:p>
        <text:p text:style-name="Preformatted_20_Text">&lt;/body&gt;</text:p>
        <text:p text:style-name="Preformatted_20_Text">&lt;/html&gt;</text:p>
      </text:section>
      <text:h text:style-name="Heading_20_2" text:outline-level="2"><text:span text:style-name="Source_20_Text">frontend/static/products.js</text:span></text:h>
      <text:section text:style-name="Sect1" text:name="Sekcja9">
        <text:p text:style-name="Preformatted_20_Text"><text:bookmark text:name="code-block-viewer kopia 8"/>async function loadProducts() {</text:p>
        <text:p text:style-name="Preformatted_20_Text"><text:s text:c="2"/>const tableBody = document.getElementById("productsTableBody");</text:p>
        <text:p text:style-name="Preformatted_20_Text"><text:s text:c="2"/>const info = document.getElementById("productsInfo");</text:p>
        <text:p text:style-name="Preformatted_20_Text"><text:s text:c="2"/>tableBody.innerHTML = "&lt;tr&gt;&lt;td colspan='4'&gt;Loading...&lt;/td&gt;&lt;/tr&gt;";</text:p>
        <text:p text:style-name="Preformatted_20_Text"><text:soft-page-break/><text:s text:c="2"/>try {</text:p>
        <text:p text:style-name="Preformatted_20_Text"><text:s text:c="4"/>const response = await fetch("/api/items");</text:p>
        <text:p text:style-name="Preformatted_20_Text"><text:s text:c="4"/>const data = await response.json();</text:p>
        <text:p text:style-name="Preformatted_20_Text"><text:s text:c="4"/>info.innerHTML = `&lt;p&gt;Loaded ${data.count} products. Served by backend instance: &lt;strong&gt;${data.servedBy}&lt;/strong&gt;&lt;/p&gt;`;</text:p>
        <text:p text:style-name="Preformatted_20_Text"><text:s text:c="4"/>if (!data.items.length) {</text:p>
        <text:p text:style-name="Preformatted_20_Text"><text:s text:c="6"/>tableBody.innerHTML = "&lt;tr&gt;&lt;td colspan='4'&gt;No products available&lt;/td&gt;&lt;/tr&gt;";</text:p>
        <text:p text:style-name="Preformatted_20_Text"><text:s text:c="6"/>return;</text:p>
        <text:p text:style-name="Preformatted_20_Text"><text:s text:c="4"/>}</text:p>
        <text:p text:style-name="Preformatted_20_Text"><text:s text:c="4"/>tableBody.innerHTML = data.items.map(item =&gt; `</text:p>
        <text:p text:style-name="Preformatted_20_Text"><text:s text:c="6"/>&lt;tr&gt;</text:p>
        <text:p text:style-name="Preformatted_20_Text"><text:s text:c="8"/>&lt;td&gt;${item.id}&lt;/td&gt;</text:p>
        <text:p text:style-name="Preformatted_20_Text"><text:s text:c="8"/>&lt;td&gt;${item.name}&lt;/td&gt;</text:p>
        <text:p text:style-name="Preformatted_20_Text"><text:s text:c="8"/>&lt;td&gt;${item.category}&lt;/td&gt;</text:p>
        <text:p text:style-name="Preformatted_20_Text"><text:s text:c="8"/>&lt;td&gt;${item.price}&lt;/td&gt;</text:p>
        <text:p text:style-name="Preformatted_20_Text"><text:s text:c="6"/>&lt;/tr&gt;</text:p>
        <text:p text:style-name="Preformatted_20_Text"><text:s text:c="4"/>`).join("");</text:p>
        <text:p text:style-name="Preformatted_20_Text"><text:s text:c="2"/>} catch (error) {</text:p>
        <text:p text:style-name="Preformatted_20_Text"><text:s text:c="4"/>tableBody.innerHTML = "&lt;tr&gt;&lt;td colspan='4'&gt;Failed to load products&lt;/td&gt;&lt;/tr&gt;";</text:p>
        <text:p text:style-name="Preformatted_20_Text"><text:s text:c="4"/>info.innerHTML = `&lt;div class="message error"&gt;${error.message}&lt;/div&gt;`;</text:p>
        <text:p text:style-name="Preformatted_20_Text"><text:s text:c="2"/>}</text:p>
        <text:p text:style-name="Preformatted_20_Text">}</text:p>
        <text:p text:style-name="Preformatted_20_Text">async function addProduct(event) {</text:p>
        <text:p text:style-name="Preformatted_20_Text"><text:s text:c="2"/>event.preventDefault();</text:p>
        <text:p text:style-name="Preformatted_20_Text"><text:s text:c="2"/>const message = document.getElementById("formMessage");</text:p>
        <text:p text:style-name="Preformatted_20_Text"><text:s text:c="2"/>const payload = {</text:p>
        <text:p text:style-name="Preformatted_20_Text"><text:s text:c="4"/>name: document.getElementById("name").value,</text:p>
        <text:p text:style-name="Preformatted_20_Text"><text:s text:c="4"/>category: document.getElementById("category").value,</text:p>
        <text:p text:style-name="Preformatted_20_Text"><text:s text:c="4"/>price: Number(document.getElementById("price").value)</text:p>
        <text:p text:style-name="Preformatted_20_Text"><text:s text:c="2"/>};</text:p>
        <text:p text:style-name="Preformatted_20_Text"><text:s text:c="2"/>try {</text:p>
        <text:p text:style-name="Preformatted_20_Text"><text:s text:c="4"/>const response = await fetch("/api/items", {</text:p>
        <text:p text:style-name="Preformatted_20_Text"><text:s text:c="6"/>method: "POST",</text:p>
        <text:p text:style-name="Preformatted_20_Text"><text:s text:c="6"/>headers: {</text:p>
        <text:p text:style-name="Preformatted_20_Text"><text:s text:c="8"/>"Content-Type": "application/json"</text:p>
        <text:p text:style-name="Preformatted_20_Text"><text:s text:c="6"/>},</text:p>
        <text:p text:style-name="Preformatted_20_Text"><text:s text:c="6"/>body: JSON.stringify(payload)</text:p>
        <text:p text:style-name="Preformatted_20_Text"><text:s text:c="4"/>});</text:p>
        <text:p text:style-name="Preformatted_20_Text"><text:s text:c="4"/>const data = await response.json();</text:p>
        <text:p text:style-name="Preformatted_20_Text"><text:s text:c="4"/>if (!response.ok) {</text:p>
        <text:p text:style-name="Preformatted_20_Text"><text:s text:c="6"/>throw new Error(data.error || "Failed to create product");</text:p>
        <text:p text:style-name="Preformatted_20_Text"><text:s text:c="4"/>}</text:p>
        <text:p text:style-name="Preformatted_20_Text"><text:s text:c="4"/>message.innerHTML = `&lt;div class="message success"&gt;Created product with id ${data.item.id} on instance ${data.servedBy}&lt;/div&gt;`;</text:p>
        <text:p text:style-name="Preformatted_20_Text"><text:s text:c="4"/>document.getElementById("productForm").reset();</text:p>
        <text:p text:style-name="Preformatted_20_Text"><text:s text:c="4"/>await loadProducts();</text:p>
        <text:p text:style-name="Preformatted_20_Text"><text:s text:c="2"/>} catch (error) {</text:p>
        <text:p text:style-name="Preformatted_20_Text"><text:s text:c="4"/>message.innerHTML = `&lt;div class="message error"&gt;${error.message}&lt;/div&gt;`;</text:p>
        <text:p text:style-name="Preformatted_20_Text"><text:s text:c="2"/>}</text:p>
        <text:p text:style-name="Preformatted_20_Text">}</text:p>
        <text:p text:style-name="Preformatted_20_Text">document.getElementById("productForm").addEventListener("submit", addProduct);</text:p>
        <text:p text:style-name="Preformatted_20_Text">document.getElementById("reloadBtn").addEventListener("click", loadProducts);</text:p>
        <text:p text:style-name="Preformatted_20_Text">loadProducts();</text:p>
      </text:section>
      <text:h text:style-name="Heading_20_2" text:outline-level="2"><text:span text:style-name="Source_20_Text">frontend/static/stats.js</text:span></text:h>
      <text:section text:style-name="Sect1" text:name="Sekcja10">
        <text:p text:style-name="Preformatted_20_Text"><text:bookmark text:name="code-block-viewer kopia 9"/>async function loadStats() {</text:p>
        <text:p text:style-name="Preformatted_20_Text"><text:s text:c="2"/>try {</text:p>
        <text:p text:style-name="Preformatted_20_Text"><text:s text:c="4"/>const response = await fetch("/api/stats");</text:p>
        <text:p text:style-name="Preformatted_20_Text"><text:s text:c="4"/>const data = await response.json();</text:p>
        <text:p text:style-name="Preformatted_20_Text"><text:s text:c="4"/>document.getElementById("totalProducts").textContent = data.totalProducts;</text:p>
        <text:p text:style-name="Preformatted_20_Text"><text:soft-page-break/><text:s text:c="4"/>document.getElementById("instanceId").textContent = data.instanceId;</text:p>
        <text:p text:style-name="Preformatted_20_Text"><text:s text:c="4"/>document.getElementById("timestamp").textContent = data.timestamp;</text:p>
        <text:p text:style-name="Preformatted_20_Text"><text:s text:c="4"/>document.getElementById("cacheStatus").textContent =</text:p>
        <text:p text:style-name="Preformatted_20_Text"><text:s text:c="6"/>response.headers.get("X-Cache-Status") || "N/A";</text:p>
        <text:p text:style-name="Preformatted_20_Text"><text:s text:c="2"/>} catch (error) {</text:p>
        <text:p text:style-name="Preformatted_20_Text"><text:s text:c="4"/>document.getElementById("totalProducts").textContent = "Error";</text:p>
        <text:p text:style-name="Preformatted_20_Text"><text:s text:c="4"/>document.getElementById("instanceId").textContent = error.message;</text:p>
        <text:p text:style-name="Preformatted_20_Text"><text:s text:c="4"/>document.getElementById("timestamp").textContent = "-";</text:p>
        <text:p text:style-name="Preformatted_20_Text"><text:s text:c="4"/>document.getElementById("cacheStatus").textContent = "-";</text:p>
        <text:p text:style-name="Preformatted_20_Text"><text:s text:c="2"/>}</text:p>
        <text:p text:style-name="Preformatted_20_Text">}</text:p>
        <text:p text:style-name="Preformatted_20_Text">document.getElementById("loadStatsBtn").addEventListener("click", loadStats);</text:p>
        <text:p text:style-name="Preformatted_20_Text">loadStats();</text:p>
      </text:section>
      <text:h text:style-name="Heading_20_2" text:outline-level="2"><text:span text:style-name="Source_20_Text">frontend/static/app.js</text:span></text:h>
      <text:section text:style-name="Sect1" text:name="Sekcja11">
        <text:p text:style-name="Preformatted_20_Text"><text:bookmark text:name="code-block-viewer kopia 10"/>console.log("Product Dashboard loaded");</text:p>
      </text:section>
      <text:p text:style-name="Horizontal_20_Line"/>
      <text:h text:style-name="Heading_20_1" text:outline-level="1">4. Konfiguracja Nginx</text:h>
      <text:p text:style-name="Text_20_body">Tu są dwa pliki: główny <text:span text:style-name="Source_20_Text">nginx.conf</text:span> z definicją cache oraz <text:span text:style-name="Source_20_Text">default.conf</text:span> z reverse proxy.</text:p>
      <text:h text:style-name="Heading_20_2" text:outline-level="2"><text:span text:style-name="Source_20_Text">frontend/nginx/nginx.conf</text:span></text:h>
      <text:section text:style-name="Sect1" text:name="Sekcja12">
        <text:p text:style-name="Preformatted_20_Text"><text:bookmark text:name="code-block-viewer kopia 11"/>worker_processes auto;</text:p>
        <text:p text:style-name="Preformatted_20_Text">events {</text:p>
        <text:p text:style-name="Preformatted_20_Text"><text:s text:c="4"/>worker_connections 1024;</text:p>
        <text:p text:style-name="Preformatted_20_Text">}</text:p>
        <text:p text:style-name="Preformatted_20_Text">http {</text:p>
        <text:p text:style-name="Preformatted_20_Text"><text:s text:c="4"/>include <text:s text:c="6"/>/etc/nginx/mime.types;</text:p>
        <text:p text:style-name="Preformatted_20_Text"><text:s text:c="4"/>default_type <text:s/>application/octet-stream;</text:p>
        <text:p text:style-name="Preformatted_20_Text"><text:s text:c="4"/>sendfile on;</text:p>
        <text:p text:style-name="Preformatted_20_Text"><text:s text:c="4"/>keepalive_timeout 65;</text:p>
        <text:p text:style-name="Preformatted_20_Text"><text:s text:c="4"/>proxy_cache_path /var/cache/nginx/stats_cache</text:p>
        <text:p text:style-name="Preformatted_20_Text"><text:s text:c="8"/>levels=1:2</text:p>
        <text:p text:style-name="Preformatted_20_Text"><text:s text:c="8"/>keys_zone=stats_cache:10m</text:p>
        <text:p text:style-name="Preformatted_20_Text"><text:s text:c="8"/>max_size=100m</text:p>
        <text:p text:style-name="Preformatted_20_Text"><text:s text:c="8"/>inactive=60m</text:p>
        <text:p text:style-name="Preformatted_20_Text"><text:s text:c="8"/>use_temp_path=off;</text:p>
        <text:p text:style-name="Preformatted_20_Text"><text:s text:c="4"/>include /etc/nginx/conf.d/*.conf;</text:p>
        <text:p text:style-name="Preformatted_20_Text">}</text:p>
      </text:section>
      <text:h text:style-name="Heading_20_2" text:outline-level="2"><text:span text:style-name="Source_20_Text">frontend/nginx/default.conf</text:span></text:h>
      <text:section text:style-name="Sect1" text:name="Sekcja13">
        <text:p text:style-name="Preformatted_20_Text"><text:bookmark text:name="code-block-viewer kopia 12"/>upstream backend_upstream {</text:p>
        <text:p text:style-name="Preformatted_20_Text"><text:s text:c="4"/>server backend:3000;</text:p>
        <text:p text:style-name="Preformatted_20_Text">}</text:p>
        <text:p text:style-name="Preformatted_20_Text">server {</text:p>
        <text:p text:style-name="Preformatted_20_Text"><text:s text:c="4"/>listen 80;</text:p>
        <text:p text:style-name="Preformatted_20_Text"><text:s text:c="4"/>server_name _;</text:p>
        <text:p text:style-name="Preformatted_20_Text"><text:s text:c="4"/>root /usr/share/nginx/html;</text:p>
        <text:p text:style-name="Preformatted_20_Text"><text:s text:c="4"/>index index.html;</text:p>
        <text:p text:style-name="Preformatted_20_Text"><text:s text:c="4"/>location / {</text:p>
        <text:p text:style-name="Preformatted_20_Text"><text:s text:c="8"/>try_files $uri $uri/ =404;</text:p>
        <text:p text:style-name="Preformatted_20_Text"><text:s text:c="4"/>}</text:p>
        <text:p text:style-name="Preformatted_20_Text"><text:s text:c="4"/>location = /api/stats {</text:p>
        <text:p text:style-name="Preformatted_20_Text"><text:s text:c="8"/>proxy_pass http://backend_upstream/stats;</text:p>
        <text:p text:style-name="Preformatted_20_Text"><text:s text:c="8"/>proxy_http_version 1.1;</text:p>
        <text:p text:style-name="Preformatted_20_Text"><text:s text:c="8"/>proxy_set_header Host $host;</text:p>
        <text:p text:style-name="Preformatted_20_Text"><text:soft-page-break/><text:s text:c="8"/>proxy_set_header X-Real-IP $remote_addr;</text:p>
        <text:p text:style-name="Preformatted_20_Text"><text:s text:c="8"/>proxy_set_header X-Forwarded-For $proxy_add_x_forwarded_for;</text:p>
        <text:p text:style-name="Preformatted_20_Text"><text:s text:c="8"/>proxy_set_header X-Forwarded-Proto $scheme;</text:p>
        <text:p text:style-name="Preformatted_20_Text"><text:s text:c="8"/>proxy_cache stats_cache;</text:p>
        <text:p text:style-name="Preformatted_20_Text"><text:s text:c="8"/>proxy_cache_valid 200 30s;</text:p>
        <text:p text:style-name="Preformatted_20_Text"><text:s text:c="8"/>proxy_cache_methods GET HEAD;</text:p>
        <text:p text:style-name="Preformatted_20_Text"><text:s text:c="8"/>proxy_cache_key $scheme$request_method$host$request_uri;</text:p>
        <text:p text:style-name="Preformatted_20_Text"><text:s text:c="8"/>add_header X-Cache-Status $upstream_cache_status always;</text:p>
        <text:p text:style-name="Preformatted_20_Text"><text:s text:c="4"/>}</text:p>
        <text:p text:style-name="Preformatted_20_Text"><text:s text:c="4"/>location /api/ {</text:p>
        <text:p text:style-name="Preformatted_20_Text"><text:s text:c="8"/>proxy_pass http://backend_upstream/;</text:p>
        <text:p text:style-name="Preformatted_20_Text"><text:s text:c="8"/>proxy_http_version 1.1;</text:p>
        <text:p text:style-name="Preformatted_20_Text"><text:s text:c="8"/>proxy_set_header Host $host;</text:p>
        <text:p text:style-name="Preformatted_20_Text"><text:s text:c="8"/>proxy_set_header X-Real-IP $remote_addr;</text:p>
        <text:p text:style-name="Preformatted_20_Text"><text:s text:c="8"/>proxy_set_header X-Forwarded-For $proxy_add_x_forwarded_for;</text:p>
        <text:p text:style-name="Preformatted_20_Text"><text:s text:c="8"/>proxy_set_header X-Forwarded-Proto $scheme;</text:p>
        <text:p text:style-name="Preformatted_20_Text"><text:s text:c="4"/>}</text:p>
        <text:p text:style-name="Preformatted_20_Text">}</text:p>
      </text:section>
      <text:h text:style-name="Heading_20_2" text:outline-level="2">Dlaczego to działa</text:h>
      <text:list text:style-name="L1">
        <text:list-item>
          <text:p text:style-name="P2"><text:span text:style-name="Source_20_Text">/api/items</text:span> → idzie do backendu jako <text:span text:style-name="Source_20_Text">/items</text:span> </text:p>
        </text:list-item>
        <text:list-item>
          <text:p text:style-name="P2"><text:span text:style-name="Source_20_Text">/api/stats</text:span> → idzie do backendu jako <text:span text:style-name="Source_20_Text">/stats</text:span> </text:p>
        </text:list-item>
        <text:list-item>
          <text:p text:style-name="P2">tylko <text:span text:style-name="Source_20_Text">GET /api/stats</text:span> jest cache’owany przez <text:span text:style-name="Strong_20_Emphasis">30 sekund</text:span> </text:p>
        </text:list-item>
        <text:list-item>
          <text:p text:style-name="P1">Nginx zwraca <text:span text:style-name="Source_20_Text">X-Cache-Status</text:span>, np. <text:span text:style-name="Source_20_Text">MISS</text:span>, potem <text:span text:style-name="Source_20_Text">HIT</text:span> </text:p>
        </text:list-item>
      </text:list>
      <text:p text:style-name="Horizontal_20_Line"/>
      <text:h text:style-name="Heading_20_1" text:outline-level="1">5. Dockerfile frontendu — wieloetapowy</text:h>
      <text:h text:style-name="Heading_20_2" text:outline-level="2"><text:span text:style-name="Source_20_Text">frontend/Dockerfile</text:span></text:h>
      <text:section text:style-name="Sect1" text:name="Sekcja14">
        <text:p text:style-name="Preformatted_20_Text"><text:bookmark text:name="code-block-viewer kopia 13"/>FROM alpine:3.20 AS builder</text:p>
        <text:p text:style-name="Preformatted_20_Text">WORKDIR /build</text:p>
        <text:p text:style-name="Preformatted_20_Text">COPY static/ /build/</text:p>
        <text:p text:style-name="Preformatted_20_Text">FROM nginx:1.27-alpine</text:p>
        <text:p text:style-name="Preformatted_20_Text">RUN mkdir -p /var/cache/nginx/stats_cache</text:p>
        <text:p text:style-name="Preformatted_20_Text">COPY nginx/nginx.conf /etc/nginx/nginx.conf</text:p>
        <text:p text:style-name="Preformatted_20_Text">COPY nginx/default.conf /etc/nginx/conf.d/default.conf</text:p>
        <text:p text:style-name="Preformatted_20_Text">COPY --from=builder /build /usr/share/nginx/html</text:p>
        <text:p text:style-name="Preformatted_20_Text">EXPOSE 80</text:p>
        <text:p text:style-name="Preformatted_20_Text">CMD ["nginx", "-g", "daemon off;"]</text:p>
      </text:section>
      <text:p text:style-name="Text_20_body">To spełnia wymaganie wieloetapowości:</text:p>
      <text:list text:style-name="L2">
        <text:list-item>
          <text:p text:style-name="P4">etap 1: kopiowanie plików statycznych </text:p>
        </text:list-item>
        <text:list-item>
          <text:p text:style-name="P3">etap 2: serwowanie przez Nginx </text:p>
        </text:list-item>
      </text:list>
      <text:p text:style-name="Horizontal_20_Line"/>
      <text:h text:style-name="Heading_20_1" text:outline-level="1">6. Budowanie, tagowanie i publikacja obrazów</text:h>
      <text:h text:style-name="Heading_20_2" text:outline-level="2">Logowanie do rejestru</text:h>
      <text:section text:style-name="Sect1" text:name="Sekcja15">
        <text:p text:style-name="Preformatted_20_Text"><text:bookmark text:name="code-block-viewer kopia 14"/>docker login</text:p>
      </text:section>
      <text:h text:style-name="Heading_20_2" text:outline-level="2"><text:soft-page-break/>Build backendu</text:h>
      <text:section text:style-name="Sect1" text:name="Sekcja16">
        <text:p text:style-name="Preformatted_20_Text"><text:bookmark text:name="code-block-viewer kopia 15"/>docker build -t $BACK_IMAGE:$VERSION -t $BACK_IMAGE:latest ./backend</text:p>
      </text:section>
      <text:h text:style-name="Heading_20_2" text:outline-level="2">Build frontendu</text:h>
      <text:section text:style-name="Sect1" text:name="Sekcja17">
        <text:p text:style-name="Preformatted_20_Text"><text:bookmark text:name="code-block-viewer kopia 16"/>docker build -t $FRONT_IMAGE:$VERSION -t $FRONT_IMAGE:latest ./frontend</text:p>
      </text:section>
      <text:h text:style-name="Heading_20_2" text:outline-level="2">Push do rejestru</text:h>
      <text:section text:style-name="Sect1" text:name="Sekcja18">
        <text:p text:style-name="Preformatted_20_Text"><text:bookmark text:name="code-block-viewer kopia 17"/>docker push $BACK_IMAGE:$VERSION</text:p>
        <text:p text:style-name="Preformatted_20_Text">docker push $BACK_IMAGE:latest</text:p>
        <text:p text:style-name="Preformatted_20_Text">docker push $FRONT_IMAGE:$VERSION</text:p>
        <text:p text:style-name="Preformatted_20_Text">docker push $FRONT_IMAGE:latest</text:p>
      </text:section>
      <text:p text:style-name="Horizontal_20_Line"/>
      <text:h text:style-name="Heading_20_1" text:outline-level="1">7. Uruchomienie środowiska lokalnie</text:h>
      <text:h text:style-name="Heading_20_2" text:outline-level="2">Sieć wewnętrzna Dockera</text:h>
      <text:section text:style-name="Sect1" text:name="Sekcja19">
        <text:p text:style-name="Preformatted_20_Text"><text:bookmark text:name="code-block-viewer kopia 18"/>docker network create product-dashboard-net</text:p>
      </text:section>
      <text:h text:style-name="Heading_20_2" text:outline-level="2">Start backendu — bez publikacji portu na hosta</text:h>
      <text:section text:style-name="Sect1" text:name="Sekcja20">
        <text:p text:style-name="Preformatted_20_Text"><text:bookmark text:name="code-block-viewer kopia 19"/>docker run -d \</text:p>
        <text:p text:style-name="Preformatted_20_Text"><text:s text:c="2"/>--name backend \</text:p>
        <text:p text:style-name="Preformatted_20_Text"><text:s text:c="2"/>--network product-dashboard-net \</text:p>
        <text:p text:style-name="Preformatted_20_Text"><text:s text:c="2"/>-e INSTANCE_ID=backend-v1 \</text:p>
        <text:p text:style-name="Preformatted_20_Text"><text:s text:c="2"/>$BACK_IMAGE:$VERSION</text:p>
      </text:section>
      <text:p text:style-name="Text_20_body">Backend działa tylko w sieci Dockera, bo <text:span text:style-name="Strong_20_Emphasis">nie ma </text:span><text:span text:style-name="Strong_20_Emphasis"><text:span text:style-name="Source_20_Text">-p</text:span></text:span>.</text:p>
      <text:h text:style-name="Heading_20_2" text:outline-level="2">Start frontendu — jedyny publiczny kontener</text:h>
      <text:section text:style-name="Sect1" text:name="Sekcja21">
        <text:p text:style-name="Preformatted_20_Text"><text:bookmark text:name="code-block-viewer kopia 20"/>docker run -d \</text:p>
        <text:p text:style-name="Preformatted_20_Text"><text:s text:c="2"/>--name frontend \</text:p>
        <text:p text:style-name="Preformatted_20_Text"><text:s text:c="2"/>--network product-dashboard-net \</text:p>
        <text:p text:style-name="Preformatted_20_Text"><text:s text:c="2"/>-p 8080:80 \</text:p>
        <text:p text:style-name="Preformatted_20_Text"><text:s text:c="2"/>$FRONT_IMAGE:$VERSION</text:p>
      </text:section>
      <text:p text:style-name="Text_20_body">Aplikacja będzie dostępna pod:</text:p>
      <text:section text:style-name="Sect1" text:name="Sekcja22">
        <text:p text:style-name="Preformatted_20_Text"><text:bookmark text:name="code-block-viewer kopia 21"/>http://localhost:8080/</text:p>
      </text:section>
      <text:p text:style-name="Horizontal_20_Line"/>
      <text:h text:style-name="Heading_20_1" text:outline-level="1">8. Weryfikacja działania</text:h>
      <text:h text:style-name="Heading_20_2" text:outline-level="2">Test strony głównej <text:span text:style-name="Source_20_Text">/</text:span></text:h>
      <text:section text:style-name="Sect1" text:name="Sekcja23">
        <text:p text:style-name="Preformatted_20_Text"><text:bookmark text:name="code-block-viewer kopia 22"/>curl -i http://localhost:8080/</text:p>
      </text:section>
      <text:p text:style-name="Text_20_body">Przykładowy wynik:</text:p>
      <text:section text:style-name="Sect1" text:name="Sekcja24">
        <text:p text:style-name="Preformatted_20_Text"><text:bookmark text:name="code-block-viewer kopia 23"/>HTTP/1.1 200 OK</text:p>
        <text:p text:style-name="Preformatted_20_Text">Server: nginx/1.27.0</text:p>
        <text:p text:style-name="Preformatted_20_Text">Content-Type: text/html</text:p>
        <text:p text:style-name="Preformatted_20_Text">Content-Length: 1001</text:p>
        <text:p text:style-name="Preformatted_20_Text">&lt;!DOCTYPE html&gt;</text:p>
        <text:p text:style-name="Preformatted_20_Text"><text:soft-page-break/>&lt;html lang="en"&gt;</text:p>
        <text:p text:style-name="Preformatted_20_Text">...</text:p>
        <text:p text:style-name="Preformatted_20_Text">&lt;title&gt;Product Dashboard&lt;/title&gt;</text:p>
        <text:p text:style-name="Preformatted_20_Text">...</text:p>
      </text:section>
      <text:h text:style-name="Heading_20_2" text:outline-level="2">Test <text:span text:style-name="Source_20_Text">/products.html</text:span></text:h>
      <text:section text:style-name="Sect1" text:name="Sekcja25">
        <text:p text:style-name="Preformatted_20_Text"><text:bookmark text:name="code-block-viewer kopia 24"/>curl -i http://localhost:8080/products.html</text:p>
      </text:section>
      <text:p text:style-name="Text_20_body">Przykładowy wynik:</text:p>
      <text:section text:style-name="Sect1" text:name="Sekcja26">
        <text:p text:style-name="Preformatted_20_Text"><text:bookmark text:name="code-block-viewer kopia 25"/>HTTP/1.1 200 OK</text:p>
        <text:p text:style-name="Preformatted_20_Text">Server: nginx/1.27.0</text:p>
        <text:p text:style-name="Preformatted_20_Text">Content-Type: text/html</text:p>
        <text:p text:style-name="Preformatted_20_Text">&lt;!DOCTYPE html&gt;</text:p>
        <text:p text:style-name="Preformatted_20_Text">&lt;html lang="en"&gt;</text:p>
        <text:p text:style-name="Preformatted_20_Text">...</text:p>
        <text:p text:style-name="Preformatted_20_Text">&lt;title&gt;Products&lt;/title&gt;</text:p>
        <text:p text:style-name="Preformatted_20_Text">...</text:p>
      </text:section>
      <text:h text:style-name="Heading_20_2" text:outline-level="2">Test <text:span text:style-name="Source_20_Text">/stats.html</text:span></text:h>
      <text:section text:style-name="Sect1" text:name="Sekcja27">
        <text:p text:style-name="Preformatted_20_Text"><text:bookmark text:name="code-block-viewer kopia 26"/>curl -i http://localhost:8080/stats.html</text:p>
      </text:section>
      <text:p text:style-name="Text_20_body">Przykładowy wynik:</text:p>
      <text:section text:style-name="Sect1" text:name="Sekcja28">
        <text:p text:style-name="Preformatted_20_Text"><text:bookmark text:name="code-block-viewer kopia 27"/>HTTP/1.1 200 OK</text:p>
        <text:p text:style-name="Preformatted_20_Text">Server: nginx/1.27.0</text:p>
        <text:p text:style-name="Preformatted_20_Text">Content-Type: text/html</text:p>
        <text:p text:style-name="Preformatted_20_Text">&lt;!DOCTYPE html&gt;</text:p>
        <text:p text:style-name="Preformatted_20_Text">&lt;html lang="en"&gt;</text:p>
        <text:p text:style-name="Preformatted_20_Text">...</text:p>
        <text:p text:style-name="Preformatted_20_Text">&lt;title&gt;Stats&lt;/title&gt;</text:p>
        <text:p text:style-name="Preformatted_20_Text">...</text:p>
      </text:section>
      <text:h text:style-name="Heading_20_2" text:outline-level="2">Test API <text:span text:style-name="Source_20_Text">/api/stats</text:span></text:h>
      <text:section text:style-name="Sect1" text:name="Sekcja29">
        <text:p text:style-name="Preformatted_20_Text"><text:bookmark text:name="code-block-viewer kopia 28"/>curl -i http://localhost:8080/api/stats</text:p>
      </text:section>
      <text:p text:style-name="Text_20_body">Przykładowy wynik pierwszego wywołania:</text:p>
      <text:section text:style-name="Sect1" text:name="Sekcja30">
        <text:p text:style-name="Preformatted_20_Text"><text:bookmark text:name="code-block-viewer kopia 29"/>HTTP/1.1 200 OK</text:p>
        <text:p text:style-name="Preformatted_20_Text">Server: nginx/1.27.0</text:p>
        <text:p text:style-name="Preformatted_20_Text">Content-Type: application/json</text:p>
        <text:p text:style-name="Preformatted_20_Text">X-Cache-Status: MISS</text:p>
        <text:p text:style-name="Preformatted_20_Text">{"totalProducts":3,"instanceId":"backend-v1","timestamp":"2026-03-27T12:00:00.000Z"}</text:p>
      </text:section>
      <text:p text:style-name="Text_20_body">Drugie wywołanie w ciągu 30 sekund:</text:p>
      <text:section text:style-name="Sect1" text:name="Sekcja31">
        <text:p text:style-name="Preformatted_20_Text"><text:bookmark text:name="code-block-viewer kopia 30"/>curl -i http://localhost:8080/api/stats</text:p>
      </text:section>
      <text:p text:style-name="Text_20_body">Przykładowy wynik:</text:p>
      <text:section text:style-name="Sect1" text:name="Sekcja32">
        <text:p text:style-name="Preformatted_20_Text"><text:bookmark text:name="code-block-viewer kopia 31"/>HTTP/1.1 200 OK</text:p>
        <text:p text:style-name="Preformatted_20_Text">Server: nginx/1.27.0</text:p>
        <text:p text:style-name="Preformatted_20_Text">Content-Type: application/json</text:p>
        <text:p text:style-name="Preformatted_20_Text">X-Cache-Status: HIT</text:p>
        <text:p text:style-name="Preformatted_20_Text">{"totalProducts":3,"instanceId":"backend-v1","timestamp":"2026-03-27T12:00:00.000Z"}</text:p>
      </text:section>
      <text:p text:style-name="Text_20_body">Widać, że:</text:p>
      <text:list text:style-name="L3">
        <text:list-item>
          <text:p text:style-name="P6">pierwszy request: <text:span text:style-name="Source_20_Text">MISS</text:span> </text:p>
        </text:list-item>
        <text:list-item>
          <text:p text:style-name="P6">kolejny request: <text:span text:style-name="Source_20_Text">HIT</text:span> </text:p>
        </text:list-item>
        <text:list-item>
          <text:p text:style-name="P5">timestamp się nie zmienia w oknie 30 sekund, bo odpowiedź jest z cache </text:p>
        </text:list-item>
      </text:list>
      <text:h text:style-name="Heading_20_2" text:outline-level="2"><text:soft-page-break/>Test listy produktów</text:h>
      <text:section text:style-name="Sect1" text:name="Sekcja33">
        <text:p text:style-name="Preformatted_20_Text"><text:bookmark text:name="code-block-viewer kopia 32"/>curl -i http://localhost:8080/api/items</text:p>
      </text:section>
      <text:p text:style-name="Text_20_body">Przykładowy wynik:</text:p>
      <text:section text:style-name="Sect1" text:name="Sekcja34">
        <text:p text:style-name="Preformatted_20_Text"><text:bookmark text:name="code-block-viewer kopia 33"/>HTTP/1.1 200 OK</text:p>
        <text:p text:style-name="Preformatted_20_Text">Content-Type: application/json</text:p>
        <text:p text:style-name="Preformatted_20_Text">{"items":[{"id":1,"name":"Laptop Pro 14","category":"Electronics","price":5999},{"id":2,"name":"Mechanical Keyboard","category":"Accessories","price":499},{"id":3,"name":"Monitor 27","category":"Electronics","price":1299}],"count":3,"servedBy":"backend-v1"}</text:p>
      </text:section>
      <text:h text:style-name="Heading_20_2" text:outline-level="2">Test dodawania produktu</text:h>
      <text:section text:style-name="Sect1" text:name="Sekcja35">
        <text:p text:style-name="Preformatted_20_Text"><text:bookmark text:name="code-block-viewer kopia 34"/>curl -i -X POST http://localhost:8080/api/items \</text:p>
        <text:p text:style-name="Preformatted_20_Text"><text:s text:c="2"/>-H "Content-Type: application/json" \</text:p>
        <text:p text:style-name="Preformatted_20_Text"><text:s text:c="2"/>-d '{"name":"USB-C Dock","category":"Accessories","price":349}'</text:p>
      </text:section>
      <text:p text:style-name="Text_20_body">Przykładowy wynik:</text:p>
      <text:section text:style-name="Sect1" text:name="Sekcja36">
        <text:p text:style-name="Preformatted_20_Text"><text:bookmark text:name="code-block-viewer kopia 35"/>HTTP/1.1 201 Created</text:p>
        <text:p text:style-name="Preformatted_20_Text">Content-Type: application/json</text:p>
        <text:p text:style-name="Preformatted_20_Text">{"message":"Item created","item":{"id":4,"name":"USB-C Dock","category":"Accessories","price":349},"servedBy":"backend-v1"}</text:p>
      </text:section>
      <text:p text:style-name="Text_20_body">Ponowny test statystyk po odczekaniu ponad 30 sekund albo po wygaśnięciu cache:</text:p>
      <text:section text:style-name="Sect1" text:name="Sekcja37">
        <text:p text:style-name="Preformatted_20_Text"><text:bookmark text:name="code-block-viewer kopia 36"/>curl -i http://localhost:8080/api/stats</text:p>
      </text:section>
      <text:p text:style-name="Text_20_body">Przykładowy wynik:</text:p>
      <text:section text:style-name="Sect1" text:name="Sekcja38">
        <text:p text:style-name="Preformatted_20_Text"><text:bookmark text:name="code-block-viewer kopia 37"/>HTTP/1.1 200 OK</text:p>
        <text:p text:style-name="Preformatted_20_Text">X-Cache-Status: MISS</text:p>
        <text:p text:style-name="Preformatted_20_Text">{"totalProducts":4,"instanceId":"backend-v1","timestamp":"2026-03-27T12:01:02.000Z"}</text:p>
      </text:section>
      <text:p text:style-name="Horizontal_20_Line"/>
      <text:h text:style-name="Heading_20_1" text:outline-level="1">9. Usunięcie lokalnych obrazów i ponowne uruchomienie wyłącznie z rejestru</text:h>
      <text:p text:style-name="Text_20_body">To jest kluczowy wymóg.</text:p>
      <text:h text:style-name="Heading_20_2" text:outline-level="2">Stop i usuń kontenery</text:h>
      <text:section text:style-name="Sect1" text:name="Sekcja39">
        <text:p text:style-name="Preformatted_20_Text"><text:bookmark text:name="code-block-viewer kopia 38"/>docker rm -f frontend backend</text:p>
      </text:section>
      <text:h text:style-name="Heading_20_2" text:outline-level="2">Usuń lokalne obrazy</text:h>
      <text:section text:style-name="Sect1" text:name="Sekcja40">
        <text:p text:style-name="Preformatted_20_Text"><text:bookmark text:name="code-block-viewer kopia 39"/>docker rmi $FRONT_IMAGE:$VERSION $FRONT_IMAGE:latest</text:p>
        <text:p text:style-name="Preformatted_20_Text">docker rmi $BACK_IMAGE:$VERSION $BACK_IMAGE:latest</text:p>
      </text:section>
      <text:h text:style-name="Heading_20_2" text:outline-level="2">Pobierz obrazy ponownie z rejestru</text:h>
      <text:section text:style-name="Sect1" text:name="Sekcja41">
        <text:p text:style-name="Preformatted_20_Text"><text:bookmark text:name="code-block-viewer kopia 40"/>docker pull $BACK_IMAGE:$VERSION</text:p>
        <text:p text:style-name="Preformatted_20_Text">docker pull $BACK_IMAGE:latest</text:p>
        <text:p text:style-name="Preformatted_20_Text">docker pull $FRONT_IMAGE:$VERSION</text:p>
        <text:p text:style-name="Preformatted_20_Text">docker pull $FRONT_IMAGE:latest</text:p>
      </text:section>
      <text:h text:style-name="Heading_20_2" text:outline-level="2">Uruchom ponownie środowisko z pobranych obrazów</text:h>
      <text:section text:style-name="Sect1" text:name="Sekcja42">
        <text:p text:style-name="Preformatted_20_Text"><text:bookmark text:name="code-block-viewer kopia 41"/>docker network create product-dashboard-net || true</text:p>
      </text:section>
      <text:section text:style-name="Sect1" text:name="Sekcja43">
        <text:p text:style-name="Preformatted_20_Text"><text:bookmark text:name="code-block-viewer kopia 42"/><text:soft-page-break/>docker run -d \</text:p>
        <text:p text:style-name="Preformatted_20_Text"><text:s text:c="2"/>--name backend \</text:p>
        <text:p text:style-name="Preformatted_20_Text"><text:s text:c="2"/>--network product-dashboard-net \</text:p>
        <text:p text:style-name="Preformatted_20_Text"><text:s text:c="2"/>-e INSTANCE_ID=backend-v1-repulled \</text:p>
        <text:p text:style-name="Preformatted_20_Text"><text:s text:c="2"/>$BACK_IMAGE:$VERSION</text:p>
      </text:section>
      <text:section text:style-name="Sect1" text:name="Sekcja44">
        <text:p text:style-name="Preformatted_20_Text"><text:bookmark text:name="code-block-viewer kopia 43"/>docker run -d \</text:p>
        <text:p text:style-name="Preformatted_20_Text"><text:s text:c="2"/>--name frontend \</text:p>
        <text:p text:style-name="Preformatted_20_Text"><text:s text:c="2"/>--network product-dashboard-net \</text:p>
        <text:p text:style-name="Preformatted_20_Text"><text:s text:c="2"/>-p 8080:80 \</text:p>
        <text:p text:style-name="Preformatted_20_Text"><text:s text:c="2"/>$FRONT_IMAGE:$VERSION</text:p>
      </text:section>
      <text:h text:style-name="Heading_20_2" text:outline-level="2">Potwierdzenie działania po <text:span text:style-name="Source_20_Text">pull</text:span></text:h>
      <text:section text:style-name="Sect1" text:name="Sekcja45">
        <text:p text:style-name="Preformatted_20_Text"><text:bookmark text:name="code-block-viewer kopia 44"/>curl -i http://localhost:8080/api/stats</text:p>
      </text:section>
      <text:p text:style-name="Text_20_body">Przykładowy wynik:</text:p>
      <text:section text:style-name="Sect1" text:name="Sekcja46">
        <text:p text:style-name="Preformatted_20_Text"><text:bookmark text:name="code-block-viewer kopia 45"/>HTTP/1.1 200 OK</text:p>
        <text:p text:style-name="Preformatted_20_Text">X-Cache-Status: MISS</text:p>
        <text:p text:style-name="Preformatted_20_Text">{"totalProducts":3,"instanceId":"backend-v1-repulled","timestamp":"2026-03-27T12:10:00.000Z"}</text:p>
      </text:section>
      <text:p text:style-name="Text_20_body">To potwierdza, że środowisko działa po odtworzeniu wyłącznie z rejestru.</text:p>
      <text:p text:style-name="Horizontal_20_Line"/>
      <text:h text:style-name="Heading_20_1" text:outline-level="1">10. Komplet komend w jednym miejscu</text:h>
      <text:h text:style-name="Heading_20_2" text:outline-level="2">Build</text:h>
      <text:section text:style-name="Sect1" text:name="Sekcja47">
        <text:p text:style-name="Preformatted_20_Text"><text:bookmark text:name="code-block-viewer kopia 46"/>docker build -t $BACK_IMAGE:v1 -t $BACK_IMAGE:latest ./backend</text:p>
        <text:p text:style-name="Preformatted_20_Text">docker build -t $FRONT_IMAGE:v1 -t $FRONT_IMAGE:latest ./frontend</text:p>
      </text:section>
      <text:h text:style-name="Heading_20_2" text:outline-level="2">Tag</text:h>
      <text:p text:style-name="Text_20_body">W tym rozwiązaniu tagowanie odbywa się już w czasie <text:span text:style-name="Source_20_Text">build</text:span>, ale równoważnie można zrobić tak:</text:p>
      <text:section text:style-name="Sect1" text:name="Sekcja48">
        <text:p text:style-name="Preformatted_20_Text"><text:bookmark text:name="code-block-viewer kopia 47"/>docker build -t product-dashboard-backend:local ./backend</text:p>
        <text:p text:style-name="Preformatted_20_Text">docker tag product-dashboard-backend:local $BACK_IMAGE:v1</text:p>
        <text:p text:style-name="Preformatted_20_Text">docker tag product-dashboard-backend:local $BACK_IMAGE:latest</text:p>
        <text:p text:style-name="Preformatted_20_Text">docker build -t product-dashboard-frontend:local ./frontend</text:p>
        <text:p text:style-name="Preformatted_20_Text">docker tag product-dashboard-frontend:local $FRONT_IMAGE:v1</text:p>
        <text:p text:style-name="Preformatted_20_Text">docker tag product-dashboard-frontend:local $FRONT_IMAGE:latest</text:p>
      </text:section>
      <text:h text:style-name="Heading_20_2" text:outline-level="2">Push</text:h>
      <text:section text:style-name="Sect1" text:name="Sekcja49">
        <text:p text:style-name="Preformatted_20_Text"><text:bookmark text:name="code-block-viewer kopia 48"/>docker push $BACK_IMAGE:v1</text:p>
        <text:p text:style-name="Preformatted_20_Text">docker push $BACK_IMAGE:latest</text:p>
        <text:p text:style-name="Preformatted_20_Text">docker push $FRONT_IMAGE:v1</text:p>
        <text:p text:style-name="Preformatted_20_Text">docker push $FRONT_IMAGE:latest</text:p>
      </text:section>
      <text:h text:style-name="Heading_20_2" text:outline-level="2">Pull</text:h>
      <text:section text:style-name="Sect1" text:name="Sekcja50">
        <text:p text:style-name="Preformatted_20_Text"><text:bookmark text:name="code-block-viewer kopia 49"/>docker pull $BACK_IMAGE:v1</text:p>
        <text:p text:style-name="Preformatted_20_Text">docker pull $BACK_IMAGE:latest</text:p>
        <text:p text:style-name="Preformatted_20_Text">docker pull $FRONT_IMAGE:v1</text:p>
        <text:p text:style-name="Preformatted_20_Text">docker pull $FRONT_IMAGE:latest</text:p>
      </text:section>
      <text:h text:style-name="Heading_20_2" text:outline-level="2">Run</text:h>
      <text:section text:style-name="Sect1" text:name="Sekcja51">
        <text:p text:style-name="Preformatted_20_Text"><text:bookmark text:name="code-block-viewer kopia 50"/>docker network create product-dashboard-net</text:p>
      </text:section>
      <text:section text:style-name="Sect1" text:name="Sekcja52">
        <text:p text:style-name="Preformatted_20_Text"><text:bookmark text:name="code-block-viewer kopia 51"/><text:soft-page-break/>docker run -d \</text:p>
        <text:p text:style-name="Preformatted_20_Text"><text:s text:c="2"/>--name backend \</text:p>
        <text:p text:style-name="Preformatted_20_Text"><text:s text:c="2"/>--network product-dashboard-net \</text:p>
        <text:p text:style-name="Preformatted_20_Text"><text:s text:c="2"/>-e INSTANCE_ID=backend-v1 \</text:p>
        <text:p text:style-name="Preformatted_20_Text"><text:s text:c="2"/>$BACK_IMAGE:v1</text:p>
      </text:section>
      <text:section text:style-name="Sect1" text:name="Sekcja53">
        <text:p text:style-name="Preformatted_20_Text"><text:bookmark text:name="code-block-viewer kopia 52"/>docker run -d \</text:p>
        <text:p text:style-name="Preformatted_20_Text"><text:s text:c="2"/>--name frontend \</text:p>
        <text:p text:style-name="Preformatted_20_Text"><text:s text:c="2"/>--network product-dashboard-net \</text:p>
        <text:p text:style-name="Preformatted_20_Text"><text:s text:c="2"/>-p 8080:80 \</text:p>
        <text:p text:style-name="Preformatted_20_Text"><text:s text:c="2"/>$FRONT_IMAGE:v1</text:p>
      </text:section>
      <text:p text:style-name="Horizontal_20_Line"/>
      <text:h text:style-name="Heading_20_1" text:outline-level="1">11. Dlaczego rozwiązanie spełnia wszystkie wymagania</text:h>
      <text:h text:style-name="Heading_20_2" text:outline-level="2">Funkcjonalne</text:h>
      <text:list text:style-name="L4">
        <text:list-item>
          <text:p text:style-name="P8">frontend jest zbudowany wyłącznie ze statycznych plików <text:span text:style-name="Strong_20_Emphasis">HTML/CSS/JS</text:span> </text:p>
        </text:list-item>
        <text:list-item>
          <text:p text:style-name="P8">są trzy podstrony: </text:p>
          <text:list>
            <text:list-item>
              <text:p text:style-name="P8"><text:span text:style-name="Source_20_Text">index.html</text:span> </text:p>
            </text:list-item>
            <text:list-item>
              <text:p text:style-name="P8"><text:span text:style-name="Source_20_Text">products.html</text:span> </text:p>
            </text:list-item>
            <text:list-item>
              <text:p text:style-name="P8"><text:span text:style-name="Source_20_Text">stats.html</text:span> </text:p>
            </text:list-item>
          </text:list>
        </text:list-item>
        <text:list-item>
          <text:p text:style-name="P8"><text:span text:style-name="Source_20_Text">products.html</text:span> używa <text:span text:style-name="Source_20_Text">fetch</text:span> do: </text:p>
          <text:list>
            <text:list-item>
              <text:p text:style-name="P8"><text:span text:style-name="Source_20_Text">GET /api/items</text:span> </text:p>
            </text:list-item>
            <text:list-item>
              <text:p text:style-name="P8"><text:span text:style-name="Source_20_Text">POST /api/items</text:span> </text:p>
            </text:list-item>
          </text:list>
        </text:list-item>
        <text:list-item>
          <text:p text:style-name="P8">backend udostępnia: </text:p>
          <text:list>
            <text:list-item>
              <text:p text:style-name="P8"><text:span text:style-name="Source_20_Text">GET /items</text:span> </text:p>
            </text:list-item>
            <text:list-item>
              <text:p text:style-name="P8"><text:span text:style-name="Source_20_Text">POST /items</text:span> </text:p>
            </text:list-item>
            <text:list-item>
              <text:p text:style-name="P8"><text:span text:style-name="Source_20_Text">GET /stats</text:span> </text:p>
            </text:list-item>
          </text:list>
        </text:list-item>
        <text:list-item>
          <text:p text:style-name="P8"><text:span text:style-name="Source_20_Text">stats.html</text:span> pokazuje: </text:p>
          <text:list>
            <text:list-item>
              <text:p text:style-name="P8">liczbę produktów </text:p>
            </text:list-item>
            <text:list-item>
              <text:p text:style-name="P7">identyfikator instancji backendu </text:p>
            </text:list-item>
          </text:list>
        </text:list-item>
      </text:list>
      <text:h text:style-name="Heading_20_2" text:outline-level="2">Konteneryzacja i wdrożenie</text:h>
      <text:list text:style-name="L5">
        <text:list-item>
          <text:p text:style-name="P10">frontend jest w obrazie <text:span text:style-name="Strong_20_Emphasis">Nginx</text:span> z <text:span text:style-name="Strong_20_Emphasis">wieloetapowym Dockerfile</text:span> </text:p>
        </text:list-item>
        <text:list-item>
          <text:p text:style-name="P10">Nginx: </text:p>
          <text:list>
            <text:list-item>
              <text:p text:style-name="P10">serwuje frontend </text:p>
            </text:list-item>
            <text:list-item>
              <text:p text:style-name="P10">przekazuje <text:span text:style-name="Source_20_Text">/api/</text:span> do backendu </text:p>
            </text:list-item>
          </text:list>
        </text:list-item>
        <text:list-item>
          <text:p text:style-name="P10"><text:span text:style-name="Source_20_Text">GET /api/stats</text:span>: </text:p>
          <text:list>
            <text:list-item>
              <text:p text:style-name="P10">ma cache 30 sekund po stronie Nginx </text:p>
            </text:list-item>
            <text:list-item>
              <text:p text:style-name="P10">zwraca <text:span text:style-name="Source_20_Text">X-Cache-Status</text:span> </text:p>
            </text:list-item>
          </text:list>
        </text:list-item>
        <text:list-item>
          <text:p text:style-name="P10">backend ma osobny Dockerfile </text:p>
        </text:list-item>
        <text:list-item>
          <text:p text:style-name="P10">backend działa wyłącznie w wewnętrznej sieci Docker </text:p>
        </text:list-item>
        <text:list-item>
          <text:p text:style-name="P10">obrazy są tagowane jako: </text:p>
          <text:list>
            <text:list-item>
              <text:p text:style-name="P10"><text:span text:style-name="Source_20_Text">v1</text:span> </text:p>
            </text:list-item>
            <text:list-item>
              <text:p text:style-name="P10"><text:soft-page-break/><text:span text:style-name="Source_20_Text">latest</text:span> </text:p>
            </text:list-item>
          </text:list>
        </text:list-item>
        <text:list-item>
          <text:p text:style-name="P10">obrazy są: </text:p>
          <text:list>
            <text:list-item>
              <text:p text:style-name="P10">push do rejestru </text:p>
            </text:list-item>
            <text:list-item>
              <text:p text:style-name="P10">usuwane lokalnie </text:p>
            </text:list-item>
            <text:list-item>
              <text:p text:style-name="P10">pull z rejestru </text:p>
            </text:list-item>
            <text:list-item>
              <text:p text:style-name="P9">ponownie uruchamiane </text:p>
            </text:list-item>
          </text:list>
        </text:list-item>
      </text:list>
      <text:p text:style-name="Horizontal_20_Line"/>
      <text:h text:style-name="Heading_20_1" text:outline-level="1">12. Dodatkowa uwaga operacyjna</text:h>
      <text:p text:style-name="Text_20_body">W tej wersji backend trzyma dane <text:span text:style-name="Strong_20_Emphasis">w pamięci procesu</text:span>, więc po restarcie kontenera lista produktów wróci do stanu początkowego. Dla środowiska demonstracyjnego to zwykle wystarcza. W środowisku bardziej produkcyjnym dodałbyś bazę danych albo wolumen.</text:p>
      <text:p text:style-name="Text_20_body">Jeżeli chcesz, mogę od razu przepisać to jeszcze do wersji z <text:span text:style-name="Source_20_Text">docker-compose.yml</text:span> albo przygotować gotowy pakiet plików do skopiowania 1:1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7T14:07:04.471000000</meta:creation-date>
    <dc:date>2026-03-27T14:07:13.664000000</dc:date>
    <meta:editing-duration>PT9S</meta:editing-duration>
    <meta:editing-cycles>1</meta:editing-cycles>
    <meta:document-statistic meta:table-count="0" meta:image-count="0" meta:object-count="0" meta:page-count="15" meta:paragraph-count="693" meta:word-count="1999" meta:character-count="19464" meta:non-whitespace-character-count="16692"/>
    <meta:generator>LibreOffice/7.4.7.2$Windows_X86_64 LibreOffice_project/723314e595e8007d3cf785c16538505a1c878ca5</meta:generator>
  </office:meta>
</office:document-meta>
</file>